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Viewport.getView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Viewport.setClip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Viewport.setRegionReference( RegionReference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Viewport.RegionViewport( Rectangle2D view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onViewport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onViewport.is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Viewport.getRegio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Viewport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onViewport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